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IPAMincho" svg:font-family="IPAMincho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518cm" fo:min-width="2.61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66cm" fo:min-width="5.5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95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4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2a6099"/>
    </style:style>
    <style:style style:name="T1" style:family="text">
      <style:text-properties fo:color="#2a60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" draw:id="id1" draw:layer="layout" svg:width="4.4cm" svg:height="2.5cm" svg:x="11.5cm" svg:y="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84cm" svg:height="0.962cm" svg:x="12.76cm" svg:y="3.5cm">
          <draw:text-box>
            <text:p>User</text:p>
          </draw:text-box>
        </draw:frame>
        <draw:custom-shape draw:style-name="gr1" draw:text-style-name="P1" xml:id="id3" draw:id="id3" draw:layer="layout" svg:width="4.4cm" svg:height="2.5cm" svg:x="11.5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682cm" svg:height="0.962cm" svg:x="12.4cm" svg:y="13cm">
          <draw:text-box>
            <text:p>Domain</text:p>
          </draw:text-box>
        </draw:frame>
        <draw:custom-shape draw:style-name="gr1" draw:text-style-name="P1" xml:id="id4" draw:id="id4" draw:layer="layout" svg:width="4.4cm" svg:height="2.5cm" svg:x="21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2.686cm" svg:height="0.962cm" svg:x="21.9cm" svg:y="12.838cm">
          <draw:text-box>
            <text:p>PurlInfo</text:p>
          </draw:text-box>
        </draw:frame>
        <draw:custom-shape draw:style-name="gr5" draw:text-style-name="P1" xml:id="id2" draw:id="id2" draw:layer="layout" svg:width="8.5cm" svg:height="2.7cm" svg:x="9.5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6.695cm" svg:height="0.962cm" svg:x="10.405cm" svg:y="7.8cm">
          <draw:text-box>
            <text:p>DomainMaintainerInfo</text:p>
          </draw:text-box>
        </draw:frame>
        <draw:connector draw:style-name="gr7" draw:text-style-name="P3" draw:layer="layout" draw:line-skew="-0.85cm" svg:x1="13.7cm" svg:y1="5.2cm" svg:x2="13.75cm" svg:y2="6.9cm" draw:start-shape="id1" draw:start-glue-point="8" draw:end-shape="id2" draw:end-glue-point="4" svg:d="M13700 5200h50v1700" svg:viewBox="0 0 51 1701">
          <text:p/>
        </draw:connector>
        <draw:connector draw:style-name="gr7" draw:text-style-name="P3" draw:layer="layout" draw:line-skew="1.3cm" svg:x1="13.75cm" svg:y1="9.6cm" svg:x2="13.7cm" svg:y2="12.2cm" draw:start-shape="id2" draw:start-glue-point="8" draw:end-shape="id3" draw:end-glue-point="4" svg:d="M13750 9600v2600h-50" svg:viewBox="0 0 51 2601">
          <text:p/>
        </draw:connector>
        <draw:custom-shape draw:style-name="gr5" draw:text-style-name="P1" xml:id="id5" draw:id="id5" draw:layer="layout" svg:width="8.5cm" svg:height="2.7cm" svg:x="19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5.641cm" svg:height="0.962cm" svg:x="20.4cm" svg:y="7.7cm">
          <draw:text-box>
            <text:p>PurlMaintainerInfo</text:p>
          </draw:text-box>
        </draw:frame>
        <draw:connector draw:style-name="gr7" draw:text-style-name="P3" draw:layer="layout" draw:line-skew="1.2cm" svg:x1="23.2cm" svg:y1="12cm" svg:x2="23.25cm" svg:y2="9.6cm" draw:start-shape="id4" draw:start-glue-point="4" draw:end-shape="id5" draw:end-glue-point="8" svg:d="M23200 12000h50v-2400" svg:viewBox="0 0 51 2401">
          <text:p/>
        </draw:connector>
        <draw:connector draw:style-name="gr7" draw:text-style-name="P3" draw:layer="layout" svg:x1="15.9cm" svg:y1="3.95cm" svg:x2="23.25cm" svg:y2="6.9cm" draw:start-shape="id1" draw:start-glue-point="10" draw:end-shape="id5" draw:end-glue-point="4" svg:d="M15900 3950h7350v2950" svg:viewBox="0 0 7351 2951">
          <text:p/>
        </draw:connector>
        <draw:custom-shape draw:style-name="gr1" draw:text-style-name="P1" xml:id="id6" draw:id="id6" draw:layer="layout" svg:width="4.4cm" svg:height="2.5cm" svg:x="21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3.211cm" svg:height="0.962cm" svg:x="21.589cm" svg:y="17.2cm">
          <draw:text-box>
            <text:p>CloneInfo</text:p>
          </draw:text-box>
        </draw:frame>
        <draw:connector draw:style-name="gr7" draw:text-style-name="P3" draw:layer="layout" svg:x1="21cm" svg:y1="17.65cm" svg:x2="21cm" svg:y2="13.25cm" draw:start-shape="id6" draw:start-glue-point="6" draw:end-shape="id4" draw:end-glue-point="6" svg:d="M21000 17650h-501v-4400h501" svg:viewBox="0 0 502 4401">
          <text:p/>
        </draw:connector>
        <draw:connector draw:style-name="gr7" draw:text-style-name="P3" draw:layer="layout" svg:x1="25.4cm" svg:y1="17.65cm" svg:x2="25.4cm" svg:y2="13.25cm" draw:start-shape="id6" draw:start-glue-point="10" draw:end-shape="id4" draw:end-glue-point="10" svg:d="M25400 17650h501v-4400h-501" svg:viewBox="0 0 502 4401">
          <text:p/>
        </draw:connector>
        <draw:frame draw:style-name="gr3" draw:text-style-name="P4" draw:layer="layout" svg:width="0.853cm" svg:height="0.962cm" svg:x="16.1cm" svg:y="2.7cm">
          <draw:text-box>
            <text:p><text:span text:style-name="T1">1</text:span></text:p>
          </draw:text-box>
        </draw:frame>
        <draw:frame draw:style-name="gr3" draw:text-style-name="P4" draw:layer="layout" svg:width="0.853cm" svg:height="0.962cm" svg:x="23.6cm" svg:y="5.7cm">
          <draw:text-box>
            <text:p><text:span text:style-name="T1">1</text:span></text:p>
          </draw:text-box>
        </draw:frame>
        <draw:frame draw:style-name="gr3" draw:text-style-name="P4" draw:layer="layout" svg:width="0.853cm" svg:height="0.962cm" svg:x="23.5cm" svg:y="9.838cm">
          <draw:text-box>
            <text:p><text:span text:style-name="T1">多</text:span></text:p>
          </draw:text-box>
        </draw:frame>
        <draw:frame draw:style-name="gr3" draw:text-style-name="P4" draw:layer="layout" svg:width="0.853cm" svg:height="0.962cm" svg:x="14.047cm" svg:y="9.7cm">
          <draw:text-box>
            <text:p><text:span text:style-name="T1">多</text:span></text:p>
          </draw:text-box>
        </draw:frame>
        <draw:frame draw:style-name="gr3" draw:text-style-name="P4" draw:layer="layout" svg:width="0.853cm" svg:height="0.962cm" svg:x="14.147cm" svg:y="11.3cm">
          <draw:text-box>
            <text:p><text:span text:style-name="T1">1</text:span></text:p>
          </draw:text-box>
        </draw:frame>
        <draw:frame draw:style-name="gr3" draw:text-style-name="P4" draw:layer="layout" svg:width="0.853cm" svg:height="0.962cm" svg:x="23.6cm" svg:y="11.1cm">
          <draw:text-box>
            <text:p><text:span text:style-name="T1">1</text:span></text:p>
          </draw:text-box>
        </draw:frame>
        <draw:frame draw:style-name="gr3" draw:text-style-name="P4" draw:layer="layout" svg:width="0.853cm" svg:height="0.962cm" svg:x="26.036cm" svg:y="12.402cm">
          <draw:text-box>
            <text:p><text:span text:style-name="T1">1</text:span></text:p>
          </draw:text-box>
        </draw:frame>
        <draw:frame draw:style-name="gr3" draw:text-style-name="P4" draw:layer="layout" svg:width="0.853cm" svg:height="0.962cm" svg:x="26.047cm" svg:y="17.1cm">
          <draw:text-box>
            <text:p><text:span text:style-name="T1">1</text:span></text:p>
          </draw:text-box>
        </draw:frame>
        <draw:frame draw:style-name="gr3" draw:text-style-name="P4" draw:layer="layout" svg:width="0.853cm" svg:height="0.962cm" svg:x="19.436cm" svg:y="12.44cm">
          <draw:text-box>
            <text:p><text:span text:style-name="T1">1</text:span></text:p>
          </draw:text-box>
        </draw:frame>
        <draw:frame draw:style-name="gr3" draw:text-style-name="P4" draw:layer="layout" svg:width="0.853cm" svg:height="0.962cm" svg:x="19.447cm" svg:y="17.138cm">
          <draw:text-box>
            <text:p><text:span text:style-name="T1">1</text:span></text:p>
          </draw:text-box>
        </draw:frame>
        <draw:frame draw:style-name="gr3" draw:text-style-name="P4" draw:layer="layout" svg:width="0.853cm" svg:height="0.962cm" svg:x="26.036cm" svg:y="12.402cm">
          <draw:text-box>
            <text:p><text:span text:style-name="T1">1</text:span></text:p>
          </draw:text-box>
        </draw:frame>
        <draw:frame draw:style-name="gr3" draw:text-style-name="P4" draw:layer="layout" svg:width="0.853cm" svg:height="0.962cm" svg:x="26.047cm" svg:y="17.1cm">
          <draw:text-box>
            <text:p><text:span text:style-name="T1">1</text:span></text:p>
          </draw:text-box>
        </draw:frame>
        <draw:custom-shape draw:style-name="gr1" draw:text-style-name="P1" xml:id="id7" draw:id="id7" draw:layer="layout" svg:width="4.4cm" svg:height="2.5cm" svg:x="4.1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3.663cm" svg:height="1cm" svg:x="4.6cm" svg:y="3.7cm">
          <draw:text-box>
            <text:p>GroupInfo</text:p>
          </draw:text-box>
        </draw:frame>
        <draw:connector draw:style-name="gr7" draw:text-style-name="P3" draw:layer="layout" svg:x1="12.144cm" svg:y1="3.066cm" svg:x2="6.3cm" svg:y2="2.9cm" draw:start-shape="id1" draw:start-glue-point="5" draw:end-shape="id7" draw:end-glue-point="4" svg:d="M12144 3066v-867h-5844v701" svg:viewBox="0 0 5845 868">
          <text:p/>
        </draw:connector>
        <draw:connector draw:style-name="gr7" draw:text-style-name="P3" draw:layer="layout" svg:x1="6.3cm" svg:y1="5.4cm" svg:x2="12.144cm" svg:y2="4.834cm" draw:start-shape="id7" draw:start-glue-point="8" draw:end-shape="id1" draw:end-glue-point="7" svg:d="M6300 5400v501h5844v-1067" svg:viewBox="0 0 5845 1068">
          <text:p/>
        </draw:connector>
        <draw:frame draw:style-name="gr3" draw:text-style-name="P4" draw:layer="layout" svg:width="0.853cm" svg:height="0.962cm" svg:x="12.6cm" svg:y="5.52cm">
          <draw:text-box>
            <text:p><text:span text:style-name="T1">1</text:span></text:p>
          </draw:text-box>
        </draw:frame>
        <draw:frame draw:style-name="gr3" draw:text-style-name="P4" draw:layer="layout" svg:width="0.853cm" svg:height="0.962cm" svg:x="5.1cm" svg:y="1.5cm">
          <draw:text-box>
            <text:p><text:span text:style-name="T1">1</text:span></text:p>
          </draw:text-box>
        </draw:frame>
        <draw:frame draw:style-name="gr3" draw:text-style-name="P4" draw:layer="layout" svg:width="0.853cm" svg:height="0.962cm" svg:x="12.548cm" svg:y="1.438cm">
          <draw:text-box>
            <text:p><text:span text:style-name="T1">1</text:span></text:p>
          </draw:text-box>
        </draw:frame>
        <draw:frame draw:style-name="gr3" draw:text-style-name="P4" draw:layer="layout" svg:width="0.853cm" svg:height="0.962cm" svg:x="5.347cm" svg:y="5.538cm">
          <draw:text-box>
            <text:p><text:span text:style-name="T1">1</text:span></text:p>
          </draw:text-box>
        </draw:frame>
        <draw:custom-shape draw:style-name="gr1" draw:text-style-name="P1" xml:id="id8" draw:id="id8" draw:layer="layout" svg:width="4.4cm" svg:height="2.5cm" svg:x="13.9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layout" svg:width="4.232cm" svg:height="0.962cm" svg:x="13.968cm" svg:y="16.638cm">
          <draw:text-box>
            <text:p>RedirectType</text:p>
          </draw:text-box>
        </draw:frame>
        <draw:connector draw:style-name="gr7" draw:text-style-name="P3" draw:layer="layout" draw:line-skew="-0.65cm" svg:x1="18.3cm" svg:y1="17.15cm" svg:x2="21.644cm" svg:y2="12.366cm" draw:start-shape="id8" draw:start-glue-point="10" draw:end-shape="id4" draw:end-glue-point="5" svg:d="M18300 17150h700v-5651h2644v867" svg:viewBox="0 0 3345 5652">
          <text:p/>
        </draw:connector>
        <draw:frame draw:style-name="gr3" draw:text-style-name="P4" draw:layer="layout" svg:width="0.853cm" svg:height="0.962cm" svg:x="19.437cm" svg:y="12.44cm">
          <draw:text-box>
            <text:p><text:span text:style-name="T1">1</text:span></text:p>
          </draw:text-box>
        </draw:frame>
        <draw:frame draw:style-name="gr3" draw:text-style-name="P4" draw:layer="layout" svg:width="0.853cm" svg:height="0.962cm" svg:x="21.1cm" svg:y="10.338cm">
          <draw:text-box>
            <text:p><text:span text:style-name="T1">多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IPAMincho" svg:font-family="IPAMincho" style:font-family-generic="system" style:font-pitch="variable"/>
    <style:font-face style:name="IPAPGothic" svg:font-family="IPAPGothic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Mincho" style:font-size-asian="24pt" style:language-asian="ja" style:country-asian="JP" style:font-name-complex="IPA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5T23:34:27.748190287</meta:creation-date>
    <dc:date>2019-01-27T00:06:43.403090722</dc:date>
    <meta:editing-duration>PT31M59S</meta:editing-duration>
    <meta:editing-cycles>7</meta:editing-cycles>
    <meta:generator>LibreOffice/6.1.1.2$Linux_X86_64 LibreOffice_project/5d19a1bfa650b796764388cd8b33a5af1f5baa1b</meta:generator>
    <meta:document-statistic meta:object-count="43"/>
  </office:meta>
</office:document-meta>
</file>